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8b9" officeooo:paragraph-rsid="000ae8b9"/>
    </style:style>
    <style:style style:name="P2" style:family="paragraph" style:parent-style-name="Standard">
      <style:text-properties officeooo:rsid="000e09af" officeooo:paragraph-rsid="000e09af"/>
    </style:style>
    <style:style style:name="P3" style:family="paragraph" style:parent-style-name="Standard">
      <style:paragraph-properties fo:text-align="center" style:justify-single-word="false"/>
      <style:text-properties officeooo:rsid="000e09af" officeooo:paragraph-rsid="000e09af"/>
    </style:style>
    <style:style style:name="P4" style:family="paragraph" style:parent-style-name="Standard">
      <style:text-properties officeooo:rsid="001018a0" officeooo:paragraph-rsid="001018a0"/>
    </style:style>
    <style:style style:name="P5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018a0" officeooo:paragraph-rsid="001018a0"/>
    </style:style>
    <style:style style:name="P6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374c5" officeooo:paragraph-rsid="001374c5"/>
    </style:style>
    <style:style style:name="P7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374c5" officeooo:paragraph-rsid="00155a61"/>
    </style:style>
    <style:style style:name="P8" style:family="paragraph" style:parent-style-name="Standard">
      <style:text-properties fo:font-variant="normal" fo:text-transform="none" fo:color="#3a3a3a" style:font-name="monospace" fo:font-size="10.5pt" fo:letter-spacing="normal" fo:font-style="normal" fo:font-weight="normal" officeooo:rsid="0014ec7f" officeooo:paragraph-rsid="0014ec7f"/>
    </style:style>
    <style:style style:name="P9" style:family="paragraph" style:parent-style-name="Standard">
      <style:text-properties fo:font-variant="normal" fo:text-transform="none" fo:color="#3a3a3a" style:font-name="monospace" fo:font-size="10.5pt" fo:letter-spacing="normal" fo:font-style="normal" fo:font-weight="bold" officeooo:rsid="0011916b" officeooo:paragraph-rsid="0011916b" style:font-weight-asian="bold" style:font-weight-complex="bold"/>
    </style:style>
    <style:style style:name="P10" style:family="paragraph" style:parent-style-name="Standard">
      <style:text-properties fo:font-variant="normal" fo:text-transform="none" fo:color="#3a3a3a" style:font-name="monospace" fo:font-size="10.5pt" fo:letter-spacing="normal" fo:font-style="normal" fo:font-weight="bold" officeooo:rsid="0014ec7f" officeooo:paragraph-rsid="0014ec7f" style:font-weight-asian="bold" style:font-weight-complex="bold"/>
    </style:style>
    <style:style style:name="P11" style:family="paragraph" style:parent-style-name="Standard">
      <style:text-properties officeooo:rsid="00155a61" officeooo:paragraph-rsid="00155a61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95d57" officeooo:paragraph-rsid="001ab98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95d57" officeooo:paragraph-rsid="001ab98e"/>
    </style:style>
    <style:style style:name="P14" style:family="paragraph" style:parent-style-name="Standard">
      <style:text-properties officeooo:rsid="001ab98e" officeooo:paragraph-rsid="001ab98e"/>
    </style:style>
    <style:style style:name="P15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018a0" officeooo:paragraph-rsid="001018a0"/>
    </style:style>
    <style:style style:name="P16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018a0" officeooo:paragraph-rsid="001374c5"/>
    </style:style>
    <style:style style:name="P17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018a0" officeooo:paragraph-rsid="0014ec7f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2b2b2b" style:font-name="monospace1" fo:font-size="11.25pt" fo:letter-spacing="normal" fo:font-style="normal" fo:font-weight="normal" officeooo:rsid="001018a0" officeooo:paragraph-rsid="001ab98e"/>
    </style:style>
    <style:style style:name="P19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4ec7f" officeooo:paragraph-rsid="0014ec7f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2b2b2b" style:font-name="monospace1" fo:font-size="11.25pt" fo:letter-spacing="normal" fo:font-style="normal" fo:font-weight="normal" officeooo:rsid="0014ec7f" officeooo:paragraph-rsid="001d1996"/>
    </style:style>
    <style:style style:name="P21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1916b" officeooo:paragraph-rsid="00155a61" style:font-weight-asian="bold" style:font-weight-complex="bold"/>
    </style:style>
    <style:style style:name="P22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1916b" officeooo:paragraph-rsid="0014ef7a" style:font-weight-asian="bold" style:font-weight-complex="bold"/>
    </style:style>
    <style:style style:name="P23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rsid="0014ec7f" officeooo:paragraph-rsid="0014ef7a" style:font-weight-asian="bold" style:font-weight-complex="bold"/>
    </style:style>
    <style:style style:name="P24" style:family="paragraph" style:parent-style-name="Preformatted_20_Text">
      <style:text-properties fo:font-variant="normal" fo:text-transform="none" fo:color="#2b2b2b" style:font-name="monospace1" fo:font-size="11.25pt" fo:letter-spacing="normal" fo:font-style="normal" fo:font-weight="normal" officeooo:paragraph-rsid="0014ef7a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2b2b2b" style:font-name="monospace1" fo:font-size="11.25pt" fo:letter-spacing="normal" fo:font-style="normal" fo:font-weight="normal" officeooo:rsid="001d1996" officeooo:paragraph-rsid="001d1996"/>
    </style:style>
    <style:style style:name="P26" style:family="paragraph" style:parent-style-name="Preformatted_20_Text">
      <style:text-properties fo:font-variant="normal" fo:text-transform="none" fo:color="#3a3a3a" style:font-name="monospace" fo:font-size="10.5pt" fo:letter-spacing="normal" fo:font-style="normal" fo:font-weight="normal" officeooo:rsid="0010cf8b" officeooo:paragraph-rsid="001374c5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95d57" officeooo:paragraph-rsid="001ab98e"/>
    </style:style>
    <style:style style:name="P28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ab98e" officeooo:paragraph-rsid="001ab98e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ab98e" officeooo:paragraph-rsid="001b7f57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b7f57" officeooo:paragraph-rsid="001b7f57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d1996" officeooo:paragraph-rsid="001d1996"/>
    </style:style>
    <style:style style:name="P32" style:family="paragraph" style:parent-style-name="Standard">
      <style:text-properties fo:font-weight="bold" officeooo:rsid="001018a0" officeooo:paragraph-rsid="001018a0" style:font-weight-asian="bold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ab98e" officeooo:paragraph-rsid="001ab98e" style:font-weight-asian="bold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1b7f57" officeooo:paragraph-rsid="001b7f57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000000" fo:font-size="12pt" fo:letter-spacing="normal" fo:font-style="normal" fo:font-weight="normal" officeooo:rsid="0020d941" officeooo:paragraph-rsid="0020d941"/>
    </style:style>
    <style:style style:name="T1" style:family="text">
      <style:text-properties officeooo:rsid="0010cf8b"/>
    </style:style>
    <style:style style:name="T2" style:family="text">
      <style:text-properties officeooo:rsid="001374c5"/>
    </style:style>
    <style:style style:name="T3" style:family="text">
      <style:text-properties fo:color="#3a3a3a" style:font-name="monospace" fo:font-size="10.5pt" officeooo:rsid="0010cf8b"/>
    </style:style>
    <style:style style:name="T4" style:family="text">
      <style:text-properties fo:color="#3a3a3a" style:font-name="monospace" fo:font-size="10.5pt" officeooo:rsid="001374c5"/>
    </style:style>
    <style:style style:name="T5" style:family="text">
      <style:text-properties officeooo:rsid="0014ec7f"/>
    </style:style>
    <style:style style:name="T6" style:family="text">
      <style:text-properties officeooo:rsid="00155a61"/>
    </style:style>
    <style:style style:name="T7" style:family="text">
      <style:text-properties officeooo:rsid="0016a531"/>
    </style:style>
    <style:style style:name="T8" style:family="text">
      <style:text-properties officeooo:rsid="001ab98e"/>
    </style:style>
    <style:style style:name="T9" style:family="text">
      <style:text-properties officeooo:rsid="001b7f57"/>
    </style:style>
    <style:style style:name="T10" style:family="text">
      <style:text-properties officeooo:rsid="001d19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:</text:p>
      <text:p text:style-name="P2"/>
      <text:p text:style-name="P4">IoT with Arduino, NodeRed, InfluxDB and Grafana</text:p>
      <text:p text:style-name="P2"/>
      <text:p text:style-name="P3">Subtitle:</text:p>
      <text:p text:style-name="P2"/>
      <text:p text:style-name="P11">Develop <text:span text:style-name="T7">an open-source &amp; </text:span>full-stack IoT application <text:span text:style-name="T7">on Ubuntu VirtualBox guest under Windows Host</text:span></text:p>
      <text:p text:style-name="P2"/>
      <text:p text:style-name="P3">Body:</text:p>
      <text:p text:style-name="P2"/>
      <text:p text:style-name="P32">NodeRed:</text:p>
      <text:p text:style-name="P4"/>
      <text:p text:style-name="P4">sudo apt-get install nodejs-legacy</text:p>
      <text:p text:style-name="P4"/>
      <text:p text:style-name="P4">sudo apt-get install npm</text:p>
      <text:p text:style-name="P4"/>
      <text:p text:style-name="P5">sudo npm install -g --unsafe-perm node-red node-red-admin</text:p>
      <text:p text:style-name="P5"/>
      <text:p text:style-name="P5">sudo ufw allow 1880</text:p>
      <text:p text:style-name="P5"/>
      <text:p text:style-name="P5">node-red <text:span text:style-name="T1">(to start it)</text:span></text:p>
      <text:p text:style-name="P5"/>
      <text:p text:style-name="P6">Ctrl + c (to stop it)</text:p>
      <text:p text:style-name="P5"/>
      <text:p text:style-name="P6">localhost:1880</text:p>
      <text:p text:style-name="P6"/>
      <text:p text:style-name="P5"/>
      <text:p text:style-name="P9">InfluxDB:</text:p>
      <text:p text:style-name="P9"/>
      <text:p text:style-name="P21">echo "deb https://repos.influxdata.com/${DISTRIB_ID,,}{DISTRIB_CODENAME} stable" | sudo tee /etc/apt/sources.list.d/influxdb.list</text:p>
      <text:p text:style-name="P9"/>
      <text:p text:style-name="P22">curl -sL https://repos.influxdata.com/influxdb.key | sudo apt-key add -</text:p>
      <text:p text:style-name="P22"/>
      <text:p text:style-name="P24">source /etc/lsb-release</text:p>
      <text:p text:style-name="P24"/>
      <text:p text:style-name="P24">sudo apt-get update</text:p>
      <text:p text:style-name="P4"/>
      <text:p text:style-name="P15">sudo apt-get install influxdb</text:p>
      <text:p text:style-name="P15"/>
      <text:p text:style-name="P16">sudo service influxdb start <text:span text:style-name="T3">(to start it)</text:span></text:p>
      <text:p text:style-name="P26"/>
      <text:p text:style-name="P26">influx</text:p>
      <text:p text:style-name="P26"/>
      <text:p text:style-name="P15">CREATE DATABASE statsdemo</text:p>
      <text:p text:style-name="P15"/>
      <text:p text:style-name="P16">sudo service influxdb <text:span text:style-name="T2">stop </text:span><text:span text:style-name="T4">(to stop it)</text:span></text:p>
      <text:p text:style-name="P15"/>
      <text:p text:style-name="P6">localhost:8083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Grafana:</text:p>
      <text:p text:style-name="P10"/>
      <text:p text:style-name="P23">echo "deb https://packagecloud.io/grafana/stable/debian/ wheezy main" | sudo tee /etc/apt/sources.list.d/grafana.list </text:p>
      <text:p text:style-name="P23"/>
      <text:p text:style-name="P24">curl https://packagecloud.io/gpg.key | sudo apt-key add -</text:p>
      <text:p text:style-name="P24"/>
      <text:p text:style-name="P24">sudo apt-get update</text:p>
      <text:p text:style-name="P8"/>
      <text:p text:style-name="P17">sudo apt-get install <text:span text:style-name="T5">grafana</text:span></text:p>
      <text:p text:style-name="P17"/>
      <text:p text:style-name="P19">sudo service grafana-server start</text:p>
      <text:p text:style-name="P19"/>
      <text:p text:style-name="P7">localhost:<text:span text:style-name="T6">3000</text:span></text:p>
      <text:p text:style-name="P4"/>
      <text:p text:style-name="P12">Arduino:</text:p>
      <text:p text:style-name="P13"/>
      <text:p text:style-name="P27">sudo apt-get install arduin<text:span text:style-name="T8">o</text:span></text:p>
      <text:p text:style-name="P27"/>
      <text:p text:style-name="P28">start ide and select add</text:p>
      <text:p text:style-name="P28"/>
      <text:p text:style-name="P28"/>
      <text:p text:style-name="P14">POC:</text:p>
      <text:p text:style-name="P12"/>
      <text:p text:style-name="P33">virtual box – configuration – serial port com#: as com1</text:p>
      <text:p text:style-name="P27"/>
      <text:p text:style-name="P28">start ide and select add</text:p>
      <text:p text:style-name="P28"/>
      <text:p text:style-name="P28">select port /dev/ttyS0</text:p>
      <text:p text:style-name="P28"/>
      <text:p text:style-name="P28">node-red</text:p>
      <text:p text:style-name="P28"/>
      <text:p text:style-name="P28">manage palette</text:p>
      <text:p text:style-name="P28"/>
      <text:p text:style-name="P28"><text:span text:style-name="T9">install </text:span>node-red-node-serialport</text:p>
      <text:p text:style-name="P28"/>
      <text:p text:style-name="P28">draw flow <text:span text:style-name="T9">==&gt; serial - debug</text:span></text:p>
      <text:p text:style-name="P28"/>
      <text:p text:style-name="P30">serial ==&gt; 9600 and /dev/ttyS0</text:p>
      <text:p text:style-name="P30"/>
      <text:p text:style-name="P35">dmesg | grep tty (double check that is /dev/ttyS0)</text:p>
      <text:p text:style-name="P30"/>
      <text:p text:style-name="P30">check if it works with the debug output</text:p>
      <text:p text:style-name="P30"/>
      <text:p text:style-name="P29"><text:span text:style-name="T9">install </text:span>node-red-contrib-influxdb</text:p>
      <text:p text:style-name="P29"/>
      <text:p text:style-name="P31">add to flow the influxdb node</text:p>
      <text:p text:style-name="P30"/>
      <text:p text:style-name="P30">influx ==&gt; DB name and port 8086 <text:span text:style-name="T10">and measurement</text:span></text:p>
      <text:p text:style-name="P28"/>
      <text:p text:style-name="P18">sudo service influxdb start</text:p>
      <text:p text:style-name="P18"/>
      <text:p text:style-name="P25">deploy changes in flow</text:p>
      <text:p text:style-name="P25"><text:soft-page-break/></text:p>
      <text:p text:style-name="P25">influx ide: select * from measurement</text:p>
      <text:p text:style-name="P20">sudo service grafana-server start</text:p>
      <text:p text:style-name="P20"/>
      <text:p text:style-name="P25">create dashboard – add graph – edit – datasource DB name – select measurement – field(value) – delete group by tags – magic!</text:p>
      <text:p text:style-name="P25"/>
      <text:p text:style-name="P25"/>
      <text:p text:style-name="P28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0:38:02.608266972</meta:creation-date>
    <dc:date>2018-05-07T01:50:15.771468696</dc:date>
    <meta:editing-duration>PT1H14M5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241" meta:character-count="1764" meta:non-whitespace-character-count="1567"/>
  </office:meta>
</office:document-meta>
</file>